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2BA1C143F7C2645743E.png" manifest:media-type="image/png"/>
  <manifest:file-entry manifest:full-path="Pictures/100000010000025B0000014DA9CFECA020D152ED.png" manifest:media-type="image/png"/>
  <manifest:file-entry manifest:full-path="Pictures/100000010000038D000003A907536B16978682A9.png" manifest:media-type="image/png"/>
  <manifest:file-entry manifest:full-path="Pictures/100000010000038D000003A9E3F537A7EA851632.png" manifest:media-type="image/png"/>
  <manifest:file-entry manifest:full-path="Pictures/100000010000038D000003A9384238AE623834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c9d" officeooo:paragraph-rsid="00181c9d"/>
    </style:style>
    <style:style style:name="P2" style:family="paragraph" style:parent-style-name="Standard">
      <style:text-properties fo:font-size="20pt" officeooo:rsid="00181c9d" officeooo:paragraph-rsid="00181c9d" style:font-size-asian="20pt" style:font-size-complex="20pt"/>
    </style:style>
    <style:style style:name="P3" style:family="paragraph" style:parent-style-name="Standard">
      <style:text-properties fo:font-size="32pt" officeooo:rsid="00181c9d" officeooo:paragraph-rsid="00181c9d" style:font-size-asian="32pt" style:font-size-complex="32pt"/>
    </style:style>
    <style:style style:name="P4" style:family="paragraph" style:parent-style-name="Standard">
      <style:text-properties fo:font-size="15pt" officeooo:rsid="00181c9d" officeooo:paragraph-rsid="00181c9d" style:font-size-asian="13.1000003814697pt" style:font-size-complex="15pt"/>
    </style:style>
    <style:style style:name="P5" style:family="paragraph" style:parent-style-name="Standard">
      <style:text-properties fo:font-size="15pt" officeooo:rsid="0018d575" officeooo:paragraph-rsid="0018d575" style:font-size-asian="13.1000003814697pt" style:font-size-complex="15pt"/>
    </style:style>
    <style:style style:name="P6" style:family="paragraph" style:parent-style-name="Standard">
      <style:text-properties fo:font-size="15pt" officeooo:rsid="00195ab7" officeooo:paragraph-rsid="00195ab7" style:font-size-asian="13.1000003814697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thin S</text:p>
      <text:p text:style-name="P2">221IT085</text:p>
      <text:p text:style-name="P1"/>
      <text:p text:style-name="P3"><text:s text:c="4"/>IT150 End Sem Lab Assignment</text:p>
      <text:p text:style-name="P3"/>
      <text:p text:style-name="P4">Q1.</text:p>
      <text:p text:style-name="P4"/>
      <text:p text:style-name="P4"/>
      <text:p text:style-name="P4"><draw:frame draw:style-name="fr2" draw:name="Image1" text:anchor-type="char" svg:x="-0.363cm" svg:y="0.279cm" svg:width="17cm" svg:height="17.522cm" draw:z-index="0"><draw:image xlink:href="Pictures/100000010000038D000003A9384238AE6238348F.png" xlink:type="simple" xlink:show="embed" xlink:actuate="onLoad" draw:mime-type="image/png"/></draw:frame></text:p>
      <text:p text:style-name="P4"/>
      <text:p text:style-name="P4"><draw:frame draw:style-name="fr2" draw:name="Image2" text:anchor-type="char" svg:x="0.194cm" svg:y="-0.049cm" svg:width="17cm" svg:height="17.522cm" draw:z-index="1"><draw:image xlink:href="Pictures/100000010000038D000003A9E3F537A7EA851632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width="17cm" svg:height="17.522cm" draw:z-index="2"><draw:image xlink:href="Pictures/100000010000038D000003A907536B16978682A9.png" xlink:type="simple" xlink:show="embed" xlink:actuate="onLoad" draw:mime-type="image/png"/></draw:frame><text:soft-page-break/></text:p>
      <text:p text:style-name="P4"/>
      <text:p text:style-name="P5">OUTPUT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4" text:anchor-type="char" svg:x="0.524cm" svg:y="0.489cm" svg:width="15.954cm" svg:height="8.811cm" draw:z-index="3"><draw:image xlink:href="Pictures/100000010000025B0000014DA9CFECA020D152ED.png" xlink:type="simple" xlink:show="embed" xlink:actuate="onLoad" draw:mime-type="image/png"/></draw:frame></text:p>
      <text:p text:style-name="P5"/>
      <text:p text:style-name="P6">Q2.</text:p>
      <text:p text:style-name="P6"/>
      <text:p text:style-name="P6"/>
      <text:p text:style-name="P5"/>
      <text:p text:style-name="P5"><draw:frame draw:style-name="fr1" draw:name="Image5" text:anchor-type="char" svg:width="17cm" svg:height="15.058cm" draw:z-index="4"><draw:image xlink:href="Pictures/1000000100000314000002BA1C143F7C2645743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1:36:14.984467689</meta:creation-date>
    <dc:date>2024-03-24T21:38:48.759561143</dc:date>
    <meta:editing-duration>PT2M33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5" meta:paragraph-count="6" meta:word-count="11" meta:character-count="62" meta:non-whitespace-character-count="51"/>
  </office:meta>
</office:document-meta>
</file>